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1b9a36" officeooo:paragraph-rsid="001b9a36"/>
    </style:style>
    <style:style style:name="P2" style:family="paragraph" style:parent-style-name="Heading_20_2">
      <style:text-properties style:font-name="Liberation Sans" fo:font-size="16.1000003814697pt" fo:font-weight="bold" officeooo:rsid="001d8220" officeooo:paragraph-rsid="001d8220" style:font-name-asian="Noto Sans CJK SC" style:font-size-asian="16.1000003814697pt" style:font-weight-asian="bold" style:font-name-complex="Lohit Devanagari" style:font-size-complex="16.1000003814697pt" style:font-weight-complex="bold"/>
    </style:style>
    <style:style style:name="P3" style:family="paragraph" style:parent-style-name="Heading_20_2">
      <style:text-properties style:font-name="Liberation Sans" fo:font-size="16.1000003814697pt" fo:font-weight="bold" officeooo:rsid="00266005" officeooo:paragraph-rsid="00266005" style:font-name-asian="Noto Sans CJK SC" style:font-size-asian="16.1000003814697pt" style:font-weight-asian="bold" style:font-name-complex="Lohit Devanagari" style:font-size-complex="16.1000003814697pt" style:font-weight-complex="bold"/>
    </style:style>
    <style:style style:name="P4" style:family="paragraph" style:parent-style-name="Heading_20_2">
      <style:text-properties style:font-name="Liberation Sans" fo:font-size="16.1000003814697pt" fo:font-weight="bold" officeooo:rsid="0029ff34" officeooo:paragraph-rsid="0029ff34" style:font-name-asian="Noto Sans CJK SC" style:font-size-asian="16.1000003814697pt" style:font-weight-asian="bold" style:font-name-complex="Lohit Devanagari" style:font-size-complex="16.1000003814697pt" style:font-weight-complex="bold"/>
    </style:style>
    <style:style style:name="P5" style:family="paragraph" style:parent-style-name="Heading_20_2">
      <style:text-properties officeooo:paragraph-rsid="00450ce7"/>
    </style:style>
    <style:style style:name="P6" style:family="paragraph" style:parent-style-name="Standard">
      <style:text-properties officeooo:rsid="001b9a36" officeooo:paragraph-rsid="001b9a36"/>
    </style:style>
    <style:style style:name="P7" style:family="paragraph" style:parent-style-name="Standard">
      <style:text-properties officeooo:rsid="001b9a36" officeooo:paragraph-rsid="00266005"/>
    </style:style>
    <style:style style:name="P8" style:family="paragraph" style:parent-style-name="Standard">
      <style:text-properties officeooo:rsid="001c875e" officeooo:paragraph-rsid="001c875e"/>
    </style:style>
    <style:style style:name="P9" style:family="paragraph" style:parent-style-name="Standard">
      <style:text-properties officeooo:rsid="001ed66b" officeooo:paragraph-rsid="001ed66b"/>
    </style:style>
    <style:style style:name="P10" style:family="paragraph" style:parent-style-name="Standard">
      <style:text-properties officeooo:rsid="0021d72e" officeooo:paragraph-rsid="0021d72e"/>
    </style:style>
    <style:style style:name="P11" style:family="paragraph" style:parent-style-name="Standard">
      <style:text-properties officeooo:rsid="0021d72e" officeooo:paragraph-rsid="002bc9dc"/>
    </style:style>
    <style:style style:name="P12" style:family="paragraph" style:parent-style-name="Standard">
      <style:text-properties officeooo:rsid="0023521b" officeooo:paragraph-rsid="0023521b"/>
    </style:style>
    <style:style style:name="P13" style:family="paragraph" style:parent-style-name="Standard">
      <style:text-properties officeooo:rsid="002d0412" officeooo:paragraph-rsid="002d0412"/>
    </style:style>
    <style:style style:name="P14" style:family="paragraph" style:parent-style-name="Standard">
      <style:text-properties officeooo:rsid="002e60ca" officeooo:paragraph-rsid="002e60ca"/>
    </style:style>
    <style:style style:name="P15" style:family="paragraph" style:parent-style-name="Standard">
      <style:text-properties officeooo:rsid="0030981a" officeooo:paragraph-rsid="0030981a"/>
    </style:style>
    <style:style style:name="P16" style:family="paragraph" style:parent-style-name="Standard">
      <style:text-properties officeooo:rsid="0031e561" officeooo:paragraph-rsid="0031e561"/>
    </style:style>
    <style:style style:name="P17" style:family="paragraph" style:parent-style-name="Standard">
      <style:text-properties officeooo:rsid="00331464" officeooo:paragraph-rsid="00331464"/>
    </style:style>
    <style:style style:name="P18" style:family="paragraph" style:parent-style-name="Standard">
      <style:text-properties officeooo:rsid="00344ff2" officeooo:paragraph-rsid="00344ff2"/>
    </style:style>
    <style:style style:name="P19" style:family="paragraph" style:parent-style-name="Standard">
      <style:text-properties officeooo:rsid="0034cc3d" officeooo:paragraph-rsid="0034cc3d"/>
    </style:style>
    <style:style style:name="P20" style:family="paragraph" style:parent-style-name="Standard">
      <style:text-properties officeooo:rsid="00355095" officeooo:paragraph-rsid="00355095"/>
    </style:style>
    <style:style style:name="P21" style:family="paragraph" style:parent-style-name="Standard">
      <style:text-properties officeooo:rsid="0035a566" officeooo:paragraph-rsid="0035a566"/>
    </style:style>
    <style:style style:name="P22" style:family="paragraph" style:parent-style-name="Standard">
      <style:text-properties officeooo:rsid="0036561a" officeooo:paragraph-rsid="0036561a"/>
    </style:style>
    <style:style style:name="P23" style:family="paragraph" style:parent-style-name="Standard">
      <style:text-properties officeooo:rsid="0039513c" officeooo:paragraph-rsid="0039513c"/>
    </style:style>
    <style:style style:name="P24" style:family="paragraph" style:parent-style-name="Standard">
      <style:text-properties officeooo:rsid="003b1a52" officeooo:paragraph-rsid="003b1a52"/>
    </style:style>
    <style:style style:name="P25" style:family="paragraph" style:parent-style-name="Standard">
      <style:text-properties officeooo:rsid="003d448e" officeooo:paragraph-rsid="003d448e"/>
    </style:style>
    <style:style style:name="P26" style:family="paragraph" style:parent-style-name="Standard">
      <style:text-properties officeooo:rsid="00455962" officeooo:paragraph-rsid="00455962"/>
    </style:style>
    <style:style style:name="P27" style:family="paragraph" style:parent-style-name="Standard" style:list-style-name="L1">
      <style:text-properties officeooo:paragraph-rsid="00266005"/>
    </style:style>
    <style:style style:name="P28" style:family="paragraph" style:parent-style-name="Standard" style:list-style-name="L1">
      <style:text-properties officeooo:paragraph-rsid="003ffead"/>
    </style:style>
    <style:style style:name="P29" style:family="paragraph" style:parent-style-name="Standard" style:list-style-name="L1">
      <style:text-properties officeooo:rsid="0045863a" officeooo:paragraph-rsid="0045863a" fo:background-color="#ffff00"/>
    </style:style>
    <style:style style:name="P30" style:family="paragraph" style:parent-style-name="Standard" style:list-style-name="L1">
      <style:text-properties officeooo:rsid="004b9f44" officeooo:paragraph-rsid="004b9f44" fo:background-color="#ff4000"/>
    </style:style>
    <style:style style:name="P31" style:family="paragraph" style:parent-style-name="Text_20_body">
      <style:text-properties officeooo:rsid="002d0412" officeooo:paragraph-rsid="002d0412"/>
    </style:style>
    <style:style style:name="T1" style:family="text">
      <style:text-properties officeooo:rsid="001d7ddd"/>
    </style:style>
    <style:style style:name="T2" style:family="text">
      <style:text-properties officeooo:rsid="001feb76"/>
    </style:style>
    <style:style style:name="T3" style:family="text">
      <style:text-properties officeooo:rsid="0021d72e"/>
    </style:style>
    <style:style style:name="T4" style:family="text">
      <style:text-properties officeooo:rsid="0021f851"/>
    </style:style>
    <style:style style:name="T5" style:family="text">
      <style:text-properties officeooo:rsid="0022f86a"/>
    </style:style>
    <style:style style:name="T6" style:family="text">
      <style:text-properties officeooo:rsid="00254519"/>
    </style:style>
    <style:style style:name="T7" style:family="text">
      <style:text-properties officeooo:rsid="00266005"/>
    </style:style>
    <style:style style:name="T8" style:family="text">
      <style:text-properties officeooo:rsid="00287f17"/>
    </style:style>
    <style:style style:name="T9" style:family="text">
      <style:text-properties officeooo:rsid="0037ee25"/>
    </style:style>
    <style:style style:name="T10" style:family="text">
      <style:text-properties officeooo:rsid="00392463"/>
    </style:style>
    <style:style style:name="T11" style:family="text">
      <style:text-properties officeooo:rsid="003c11e0"/>
    </style:style>
    <style:style style:name="T12" style:family="text">
      <style:text-properties officeooo:rsid="003f2d00"/>
    </style:style>
    <style:style style:name="T13" style:family="text">
      <style:text-properties officeooo:rsid="003ffead"/>
    </style:style>
    <style:style style:name="T14" style:family="text">
      <style:text-properties officeooo:rsid="00408b05"/>
    </style:style>
    <style:style style:name="T15" style:family="text">
      <style:text-properties officeooo:rsid="00422910"/>
    </style:style>
    <style:style style:name="T16" style:family="text">
      <style:text-properties officeooo:rsid="00441a21"/>
    </style:style>
    <style:style style:name="T17" style:family="text">
      <style:text-properties style:font-name="Liberation Sans" fo:font-size="16.1000003814697pt" fo:font-weight="bold" officeooo:rsid="00266005" style:font-name-asian="Noto Sans CJK SC" style:font-size-asian="16.1000003814697pt" style:font-weight-asian="bold" style:font-name-complex="Lohit Devanagari" style:font-size-complex="16.1000003814697pt" style:font-weight-complex="bold"/>
    </style:style>
    <style:style style:name="T18" style:family="text">
      <style:text-properties style:font-name="Liberation Sans" fo:font-size="16.1000003814697pt" fo:font-weight="bold" officeooo:rsid="00455962" style:font-name-asian="Noto Sans CJK SC" style:font-size-asian="16.1000003814697pt" style:font-weight-asian="bold" style:font-name-complex="Lohit Devanagari" style:font-size-complex="16.1000003814697pt" style:font-weight-complex="bold"/>
    </style:style>
    <style:style style:name="T19" style:family="text">
      <style:text-properties officeooo:rsid="0046ebf4"/>
    </style:style>
    <style:style style:name="T20" style:family="text">
      <style:text-properties officeooo:rsid="0049adfd"/>
    </style:style>
    <style:style style:name="T21" style:family="text">
      <style:text-properties officeooo:rsid="004b12ab"/>
    </style:style>
    <style:style style:name="T22" style:family="text">
      <style:text-properties officeooo:rsid="004bc823"/>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TODO:</text:h>
      <text:list xml:id="list356639734" text:style-name="L1">
        <text:list-item>
          <text:p text:style-name="P27"><text:span text:style-name="T7">Communiquer avec des organisme pour personnes handicapé et voir si mon produit les intéresserait.</text:span></text:p>
        </text:list-item>
        <text:list-item>
          <text:p text:style-name="P28"><text:span text:style-name="T13">Sur mon site internet, vendre mon projet.</text:span><text:span text:style-name="T14"> Avoir quelque chose à montrer.</text:span><text:span text:style-name="T15"> Commencer à faire de la publicité par après. </text:span><text:span text:style-name="T16">Vendre la machine sur mon site internet?</text:span></text:p>
        </text:list-item>
        <text:list-item>
          <text:p text:style-name="P29">Faire un design d'armoire et commencer à vendre des armoires de cuisines.<text:span text:style-name="T19"> Vendre des armoires de cuisine avec la promesse qu'un robot va pouvoir se rajouter à l'intérieur.</text:span><text:span text:style-name="T20"> Vendre de peut-être 1200$ à 10000$ selon l'armoire.</text:span><text:span text:style-name="T21"> Ok je fais mes armoires de cuisine. À qui est-ce que je les vends? Je vend à des personnes qui rénovent des cuisines pour d'autres personnes. Donc c'est eux que je dois contacter et vendre mon produit.</text:span></text:p>
        </text:list-item>
        <text:list-item>
          <text:p text:style-name="P30">Des vidéos TikTok où je suis déguisé en robot et je fais des recettes.<text:span text:style-name="T22"> À la fin de la vidéo j'enlève mon casque de mascotte de robot et je suis: what have I done with my life [shaking head].</text:span></text:p>
        </text:list-item>
      </text:list>
      <text:p text:style-name="P7"/>
      <text:h text:style-name="P5" text:outline-level="2"><text:span text:style-name="T18">Objectif</text:span><text:span text:style-name="T17">:</text:span></text:h>
      <text:p text:style-name="P26">1 client</text:p>
      <text:h text:style-name="Heading_20_2" text:outline-level="2">À qui?</text:h>
      <text:p text:style-name="P6">Des hôtels? Ce n'est pas le bon moment...</text:p>
      <text:p text:style-name="P6">Personnes handicapés?</text:p>
      <text:p text:style-name="P8"><text:span text:style-name="T1">Les</text:span> clients de DOMUS?<text:span text:style-name="T8"> Centre de réadaptation de l’Estrie</text:span></text:p>
      <text:p text:style-name="P14">Des restaurants?</text:p>
      <text:p text:style-name="P14">Des petites entreprises de nourriture?</text:p>
      <text:p text:style-name="P15">MoissonEstrie, banque alimentaire: https://www.moissonestrie.com/en/moisson-estrie-home/</text:p>
      <text:p text:style-name="P16">CVA estrie: des petites entreprises agroalimentaires. Ouin mais je n'osearis pas leur vendre à eux je remplacerais un peu leur job... https://cvaestrie.com/services/espace-cuisine/</text:p>
      <text:p text:style-name="P17">Vendre à des traiteurs?</text:p>
      <text:p text:style-name="P18">Mais ce n'est pas cool parce que je ne veux pas faire des grosses quantitées.</text:p>
      <text:p text:style-name="P19">OK. COMBIEN est-ce que la machine serait capable de faire de trucs différents.</text:p>
      <text:p text:style-name="P20">Rajouter un option réfrigérateur et la machine travaille toute la nuit?</text:p>
      <text:p text:style-name="P21">Essayer de vendre à des traiteurs et sinon je pars ma compagnie de traiteur?</text:p>
      <text:p text:style-name="P22">Au début je vais faire le travail de la nourriture moi même et peu à peu je fais faire la nourriture par mes machines.<text:span text:style-name="T9"> Ça ça serait cool en fa</text:span><text:span text:style-name="T10">it.</text:span></text:p>
      <text:p text:style-name="P23">Faire le moins de chose possible. Cmon Pascal.</text:p>
      <text:p text:style-name="P24">Je veux vendre à des consommateurs.<text:span text:style-name="T11"> À des femmes. Comment les rejoindrent? Comment leur vendre un produit qui n'existe pas encore?</text:span></text:p>
      <text:p text:style-name="P25">Qui en a vraiment de besoin le plus là maintenant?<text:span text:style-name="T12"> Karine.</text:span></text:p>
      <text:p text:style-name="P14"/>
      <text:h text:style-name="Heading_20_2" text:outline-level="2">Vendre de la nourriture?</text:h>
      <text:h text:style-name="P2" text:outline-level="2">Comment?</text:h>
      <text:p text:style-name="P9">Au lieu de faire des menus pour la journée, faire des buffets. Des buffets déjeuner. Des buffets dîner. Des buffets desserts.<text:span text:style-name="T2"> Essayer de rendre déjà les vidéos populaire sur internet?</text:span></text:p>
      <text:p text:style-name="P9"/>
      <text:h text:style-name="Heading_20_2" text:outline-level="2"><text:soft-page-break/>Quoi?</text:h>
      <text:p text:style-name="P10">Vendre des rabais pour le robots quand il va sortir.</text:p>
      <text:p text:style-name="P10">Vendre des priorités.<text:span text:style-name="T4"> Plus tu donnes </text:span><text:span text:style-name="T5">l’argent</text:span><text:span text:style-name="T4">, plus tu tombes au dans la liste des priorités des personnes qui vont l'avoir en premier.</text:span></text:p>
      <text:p text:style-name="P10"/>
      <text:h text:style-name="P4" text:outline-level="2">Partenariat avec quelqu'un du Québec sur Youtube</text:h>
      <text:p text:style-name="P11">Vendre des rabais pour le robots quand il va sortir.</text:p>
      <text:p text:style-name="P11"><text:span text:style-name="T3">Vendre des priorités.</text:span><text:span text:style-name="T4"> Plus tu donnes </text:span><text:span text:style-name="T5">l’argent</text:span><text:span text:style-name="T4">, plus tu tombes au dans la liste des priorités des personnes qui vont l'avoir en premier.</text:span></text:p>
      <text:h text:style-name="Heading_20_2" text:outline-level="2">Humour</text:h>
      <text:p text:style-name="P6"/>
      <text:p text:style-name="P10">Derrière la scène: Moi en costume de robot en train de <text:span text:style-name="T5">faire les recettes.</text:span></text:p>
      <text:p text:style-name="P12">Bloopers: Moi en costume de robot qui fait semblant de jammer.<text:span text:style-name="T6"> De foncer dans le mur par exemple.</text:span></text:p>
      <text:p text:style-name="P12"/>
      <text:h text:style-name="Heading_20_2" text:outline-level="2">Médias</text:h>
      <text:p text:style-name="P31"><text:span text:style-name="Strong_20_Emphasis">Reach out to the media</text:span></text:p>
      <text:p text:style-name="Text_20_body">Media coverage motivates people to pay attention to your product. Lining up interviews with the press helps get the word out. Even if journalists don’t write about your product right away, it will be in the back of their mind when you follow up later. Journalists are much more receptive to people who have pitched story ideas in the past, so don’t be afraid to build up a relationship with members of the media who write about your market.</text:p>
      <text:p text:style-name="Text_20_body">“In crowdfunding, you can’t assume you’ll get attention,” Cayasso says. “Most projects that go on Kickstarter fail. It’s up to the team or entrepreneur for their project to get enough exposure.”</text:p>
      <text:p text:style-name="Text_20_body">Cayasso says he recommends contacting the media two to three months before launching a crowdfunding campaign.</text:p>
      <text:p text:style-name="Text_20_body">“Kickstarter is interested in your project succeeding,” he says, “but the ones who are most successful get the word out about it first.”</text:p>
      <text:p text:style-name="P13"/>
      <text:h text:style-name="P1" text:outline-level="1">Domotique intelligente</text:h>
      <text:section text:style-name="Sect1" text:name="c30799">
        <text:p text:style-name="Standard"/>
        <text:section text:style-name="Sect1" text:name="c17927">
          <text:p text:style-name="Text_20_body">Notre centre de recherche <text:a xlink:type="simple" xlink:href="http://www.usherbrooke.ca/sciences/recherche/centres/informatique/domus-domotique-et-informatique-mobile/" office:target-frame-name="_top" xlink:show="replace" text:style-name="Internet_20_link" text:visited-style-name="Visited_20_Internet_20_Link">DOMUS</text:a> (DOmotique et en informatique Mobile à l'Université de Sherbrooke) est un laboratoire multi-disciplinaire qui se spécialise dans l'assistance automatisée aux personnes en état de déficit cognitif. Les problématiques de recherche attachées à ce laboratoire sont complexes et diversifiées tant au plan informatique (systèmes répartis, personnalisation, ontologies, etc) qu'au plan multidisciplinaire (éthique, psychologie, santé, etc); les projets impliquent souvent la participation de chercheurs provenant d'autres facultés et des expérimentations hors-campus. Les <text:soft-page-break/>thèmes de recherche: assistance cognitive, télé-vigilance, habitats intelligents, personnalisation, services personnalisés géo-référencés.</text:p>
        </text:section>
      </text:section>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8T14:37:35.453815759</meta:creation-date>
    <meta:generator>LibreOffice/6.4.6.2$Linux_X86_64 LibreOffice_project/40$Build-2</meta:generator>
    <dc:date>2021-03-18T17:57:23.716016805</dc:date>
    <meta:editing-duration>PT3H19M27S</meta:editing-duration>
    <meta:editing-cycles>48</meta:editing-cycles>
    <meta:document-statistic meta:table-count="0" meta:image-count="0" meta:object-count="0" meta:page-count="3" meta:paragraph-count="44" meta:word-count="728" meta:character-count="4529" meta:non-whitespace-character-count="3849"/>
  </office:meta>
</office:document-meta>
</file>